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13000002A78DBD4AD32D0AB4E2.png" manifest:media-type="image/png"/>
  <manifest:file-entry manifest:full-path="Pictures/1000020100000513000002A72257BA6E574E679B.png" manifest:media-type="image/png"/>
  <manifest:file-entry manifest:full-path="Pictures/10000201000003F6000001EE8EA65D44E651B8E9.png" manifest:media-type="image/png"/>
  <manifest:file-entry manifest:full-path="Pictures/10000201000003E40000008030FF3A73067982DA.png" manifest:media-type="image/png"/>
  <manifest:file-entry manifest:full-path="Pictures/10000201000002F6000000A178E6E1A45041AD61.png" manifest:media-type="image/png"/>
  <manifest:file-entry manifest:full-path="Pictures/1000020100000513000002A7DD236F8E4BBCCDC9.png" manifest:media-type="image/png"/>
  <manifest:file-entry manifest:full-path="Pictures/1000020100000513000002A7D885642F2014C52C.png" manifest:media-type="image/png"/>
  <manifest:file-entry manifest:full-path="Pictures/1000020100000513000002A76A88A1D78EFF7210.png" manifest:media-type="image/png"/>
  <manifest:file-entry manifest:full-path="Pictures/10000201000003DB0000004176FCDCD4E8B3B79A.png" manifest:media-type="image/png"/>
  <manifest:file-entry manifest:full-path="Pictures/1000020100000513000002A78988F4FC73DDCD57.png" manifest:media-type="image/png"/>
  <manifest:file-entry manifest:full-path="Pictures/1000020100000513000002A729C3EE996D8DA3F8.png" manifest:media-type="image/png"/>
  <manifest:file-entry manifest:full-path="Pictures/1000020100000280000001E09D30F61A76C0D837.png" manifest:media-type="image/png"/>
  <manifest:file-entry manifest:full-path="Pictures/1000020100000513000002A74571A43D90F06AEE.png" manifest:media-type="image/png"/>
  <manifest:file-entry manifest:full-path="Pictures/1000020100000280000001E00FC667BDF9C2AB13.png" manifest:media-type="image/png"/>
  <manifest:file-entry manifest:full-path="Pictures/10000201000003F6000000BFB795E63177717DA2.png" manifest:media-type="image/png"/>
  <manifest:file-entry manifest:full-path="Pictures/1000020100000513000002A715013D9B7F8924B6.png" manifest:media-type="image/png"/>
  <manifest:file-entry manifest:full-path="Pictures/1000020100000513000002A71105B154E42786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5.20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016cm" svg:y="0.508cm" presentation:class="title" presentation:user-transformed="true">
          <draw:text-box>
            <text:p>Presentation problem 5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1.082cm" svg:height="10.27cm" svg:x="3.048cm" svg:y="3.954cm">
          <draw:image xlink:href="Pictures/10000201000003F6000001EE8EA65D44E651B8E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5.209cm" svg:x="1.4cm" svg:y="-0.662cm" presentation:class="title" presentation:user-transformed="true">
          <draw:text-box>
            <text:p><text:line-break/>Problem 5a<text:line-break/>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26.113cm" svg:height="1.719cm" svg:x="1.016cm" svg:y="5.588cm">
          <draw:image xlink:href="Pictures/10000201000003DB0000004176FCDCD4E8B3B79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27.999cm" svg:height="14.634cm" svg:x="0.071cm" svg:y="0.59cm">
          <draw:image xlink:href="Pictures/1000020100000513000002A72257BA6E574E679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27.999cm" svg:height="14.634cm" svg:x="-0.821cm" svg:y="0.098cm">
          <draw:image xlink:href="Pictures/1000020100000513000002A76A88A1D78EFF7210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999cm" svg:height="14.634cm" svg:x="0.071cm" svg:y="0.59cm">
          <draw:image xlink:href="Pictures/1000020100000513000002A715013D9B7F8924B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27.999cm" svg:height="14.634cm" svg:x="-0.567cm" svg:y="0.098cm">
          <draw:image xlink:href="Pictures/1000020100000513000002A7D885642F2014C52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blem 5b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26.352cm" svg:height="3.386cm" svg:x="0.826cm" svg:y="4.234cm">
          <draw:image xlink:href="Pictures/10000201000003E40000008030FF3A73067982D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4" draw:layer="layout" svg:width="27.999cm" svg:height="14.634cm" svg:x="-1.016cm" svg:y="0.508cm">
          <draw:image xlink:href="Pictures/1000020100000513000002A78988F4FC73DDCD5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27.999cm" svg:height="14.634cm" svg:x="-0.313cm" svg:y="0.352cm">
          <draw:image xlink:href="Pictures/1000020100000513000002A74571A43D90F06AE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0.054cm" svg:height="4.259cm" svg:x="2.552cm" svg:y="5.588cm">
          <draw:image xlink:href="Pictures/10000201000002F6000000A178E6E1A45041AD6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979cm" svg:y="3.81cm" presentation:class="outline" presentation:placeholder="true" presentation:user-transformed="true">
          <draw:text-box/>
        </draw:frame>
        <draw:frame draw:style-name="gr1" draw:text-style-name="P2" draw:layer="layout" svg:width="18.531cm" svg:height="13.898cm" svg:x="3.556cm" svg:y="0.834cm">
          <draw:image xlink:href="Pictures/1000020100000280000001E09D30F61A76C0D83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16.932cm" svg:height="12.699cm" svg:x="5.42cm" svg:y="1.271cm">
          <draw:image xlink:href="Pictures/1000020100000280000001E00FC667BDF9C2AB1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27.999cm" svg:height="14.634cm" svg:x="-0.567cm" svg:y="0.098cm">
          <draw:image xlink:href="Pictures/1000020100000513000002A7DD236F8E4BBCCDC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7.999cm" svg:height="14.634cm" svg:x="0.508cm" svg:y="0.508cm">
          <draw:image xlink:href="Pictures/1000020100000513000002A729C3EE996D8DA3F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blem 5c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26.828cm" svg:height="5.053cm" svg:x="0.254cm" svg:y="3.329cm">
          <draw:image xlink:href="Pictures/10000201000003F6000000BFB795E63177717DA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3" draw:text-style-name="P4" draw:layer="layout" svg:width="27.999cm" svg:height="14.634cm" svg:x="-1.016cm" svg:y="-0.156cm">
          <draw:image xlink:href="Pictures/1000020100000513000002A71105B154E427868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4" draw:layer="layout" svg:width="27.999cm" svg:height="14.634cm" svg:x="-0.821cm" svg:y="0.352cm">
          <draw:image xlink:href="Pictures/1000020100000513000002A78DBD4AD32D0AB4E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3T19:32:19.806605329</meta:creation-date>
    <dc:date>2020-04-29T10:25:06.188970878</dc:date>
    <meta:editing-duration>PT4H8M59S</meta:editing-duration>
    <meta:editing-cycles>19</meta:editing-cycles>
    <meta:generator>LibreOffice/6.0.7.3$Linux_X86_64 LibreOffice_project/00m0$Build-3</meta:generator>
    <meta:document-statistic meta:object-count="106"/>
  </office:meta>
</office:document-meta>
</file>